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mc_mcu1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49773" calcext:value-type="float">
            <text:p>9049773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559262" calcext:value-type="float">
            <text:p>17559262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098882" calcext:value-type="float">
            <text:p>33098882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298769" calcext:value-type="float">
            <text:p>70298769</text:p>
          </table:table-cell>
          <table:table-cell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3926111" calcext:value-type="float">
            <text:p>93926111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2898673" calcext:value-type="float">
            <text:p>112898673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238009" calcext:value-type="float">
            <text:p>128238009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1309467" calcext:value-type="float">
            <text:p>141309467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3512974" calcext:value-type="float">
            <text:p>163512974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7760588" calcext:value-type="float">
            <text:p>207760588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2780557" calcext:value-type="float">
            <text:p>292780557</text:p>
          </table:table-cell>
          <table:table-cell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68801350" calcext:value-type="float">
            <text:p>368801350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3879438" calcext:value-type="float">
            <text:p>423879438</text:p>
          </table:table-cell>
          <table:table-cell office:value-type="float" office:value="30922" calcext:value-type="float">
            <text:p>30922</text:p>
          </table:table-cell>
        </table:table-row>
      </table:table>
      <table:table table:name="msmc_mcu1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50662" calcext:value-type="float">
            <text:p>8550662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723270" calcext:value-type="float">
            <text:p>1572327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155465" calcext:value-type="float">
            <text:p>27155465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337278" calcext:value-type="float">
            <text:p>47337278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6969236" calcext:value-type="float">
            <text:p>56969236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381397" calcext:value-type="float">
            <text:p>63381397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7713976" calcext:value-type="float">
            <text:p>67713976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1250445" calcext:value-type="float">
            <text:p>71250445</text:p>
          </table:table-cell>
          <table:table-cell office:value-type="float" office:value="8421" calcext:value-type="float">
            <text:p>842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6524988" calcext:value-type="float">
            <text:p>76524988</text:p>
          </table:table-cell>
          <table:table-cell office:value-type="float" office:value="10705" calcext:value-type="float">
            <text:p>107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5431223" calcext:value-type="float">
            <text:p>85431223</text:p>
          </table:table-cell>
          <table:table-cell office:value-type="float" office:value="19178" calcext:value-type="float">
            <text:p>191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2529828" calcext:value-type="float">
            <text:p>132529828</text:p>
          </table:table-cell>
          <table:table-cell office:value-type="float" office:value="24725" calcext:value-type="float">
            <text:p>247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83677130" calcext:value-type="float">
            <text:p>183677130</text:p>
          </table:table-cell>
          <table:table-cell office:value-type="float" office:value="35680" calcext:value-type="float">
            <text:p>3568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27606925" calcext:value-type="float">
            <text:p>227606925</text:p>
          </table:table-cell>
          <table:table-cell office:value-type="float" office:value="57587" calcext:value-type="float">
            <text:p>57587</text:p>
          </table:table-cell>
        </table:table-row>
      </table:table>
      <table:table table:name="ddr_mcu1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92782" calcext:value-type="float">
            <text:p>8392782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32292" calcext:value-type="float">
            <text:p>15232292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31449" calcext:value-type="float">
            <text:p>2583144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402777" calcext:value-type="float">
            <text:p>43402777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361068" calcext:value-type="float">
            <text:p>51361068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657223" calcext:value-type="float">
            <text:p>56657223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081711" calcext:value-type="float">
            <text:p>60081711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2912865" calcext:value-type="float">
            <text:p>62912865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7081559" calcext:value-type="float">
            <text:p>67081559</text:p>
          </table:table-cell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3695573" calcext:value-type="float">
            <text:p>73695573</text:p>
          </table:table-cell>
          <table:table-cell office:value-type="float" office:value="22232" calcext:value-type="float">
            <text:p>222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9230307" calcext:value-type="float">
            <text:p>109230307</text:p>
          </table:table-cell>
          <table:table-cell office:value-type="float" office:value="29999" calcext:value-type="float">
            <text:p>2999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4317456" calcext:value-type="float">
            <text:p>144317456</text:p>
          </table:table-cell>
          <table:table-cell office:value-type="float" office:value="45411" calcext:value-type="float">
            <text:p>4541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1749043" calcext:value-type="float">
            <text:p>171749043</text:p>
          </table:table-cell>
          <table:table-cell office:value-type="float" office:value="76316" calcext:value-type="float">
            <text:p>7631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89849362" calcext:value-type="float">
            <text:p>189849362</text:p>
          </table:table-cell>
          <table:table-cell office:value-type="float" office:value="138080" calcext:value-type="float">
            <text:p>1380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0596101" calcext:value-type="float">
            <text:p>200596101</text:p>
          </table:table-cell>
          <table:table-cell office:value-type="float" office:value="261365" calcext:value-type="float">
            <text:p>2613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6476411" calcext:value-type="float">
            <text:p>206476411</text:p>
          </table:table-cell>
          <table:table-cell office:value-type="float" office:value="507843" calcext:value-type="float">
            <text:p>5078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9587561" calcext:value-type="float">
            <text:p>209587561</text:p>
          </table:table-cell>
          <table:table-cell office:value-type="float" office:value="1000609" calcext:value-type="float">
            <text:p>100060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1171969" calcext:value-type="float">
            <text:p>211171969</text:p>
          </table:table-cell>
          <table:table-cell office:value-type="float" office:value="1986203" calcext:value-type="float">
            <text:p>198620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2002709" calcext:value-type="float">
            <text:p>212002709</text:p>
          </table:table-cell>
          <table:table-cell office:value-type="float" office:value="3956840" calcext:value-type="float">
            <text:p>395684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2414376" calcext:value-type="float">
            <text:p>212414376</text:p>
          </table:table-cell>
          <table:table-cell office:value-type="float" office:value="7898343" calcext:value-type="float">
            <text:p>7898343</text:p>
          </table:table-cell>
        </table:table-row>
      </table:table>
      <table:table table:name="ocmc_mcu2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28784" calcext:value-type="float">
            <text:p>8528784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13213" calcext:value-type="float">
            <text:p>16313213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07501" calcext:value-type="float">
            <text:p>30007501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934072" calcext:value-type="float">
            <text:p>59934072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7120822" calcext:value-type="float">
            <text:p>77120822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151002" calcext:value-type="float">
            <text:p>90151002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20004" calcext:value-type="float">
            <text:p>100020004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8225108" calcext:value-type="float">
            <text:p>108225108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1273131" calcext:value-type="float">
            <text:p>121273131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45351312" calcext:value-type="float">
            <text:p>145351312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24715402" calcext:value-type="float">
            <text:p>224715402</text:p>
          </table:table-cell>
          <table:table-cell office:value-type="float" office:value="14582" calcext:value-type="float">
            <text:p>1458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9511665" calcext:value-type="float">
            <text:p>309511665</text:p>
          </table:table-cell>
          <table:table-cell office:value-type="float" office:value="21174" calcext:value-type="float">
            <text:p>2117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1566766" calcext:value-type="float">
            <text:p>381566766</text:p>
          </table:table-cell>
          <table:table-cell office:value-type="float" office:value="34351" calcext:value-type="float">
            <text:p>34351</text:p>
          </table:table-cell>
        </table:table-row>
      </table:table>
      <table:table table:name="msmc_mcu2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54230" calcext:value-type="float">
            <text:p>8254230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08075" calcext:value-type="float">
            <text:p>15308075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917900" calcext:value-type="float">
            <text:p>26917900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709206" calcext:value-type="float">
            <text:p>4870920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523809" calcext:value-type="float">
            <text:p>59523809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035361" calcext:value-type="float">
            <text:p>6703536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2296124" calcext:value-type="float">
            <text:p>72296124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6462342" calcext:value-type="float">
            <text:p>76462342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2881424" calcext:value-type="float">
            <text:p>82881424</text:p>
          </table:table-cell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3842717" calcext:value-type="float">
            <text:p>93842717</text:p>
          </table:table-cell>
          <table:table-cell office:value-type="float" office:value="17459" calcext:value-type="float">
            <text:p>174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45687355" calcext:value-type="float">
            <text:p>145687355</text:p>
          </table:table-cell>
          <table:table-cell office:value-type="float" office:value="22492" calcext:value-type="float">
            <text:p>2249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1419921" calcext:value-type="float">
            <text:p>201419921</text:p>
          </table:table-cell>
          <table:table-cell office:value-type="float" office:value="32537" calcext:value-type="float">
            <text:p>3253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49494622" calcext:value-type="float">
            <text:p>249494622</text:p>
          </table:table-cell>
          <table:table-cell office:value-type="float" office:value="52535" calcext:value-type="float">
            <text:p>52535</text:p>
          </table:table-cell>
        </table:table-row>
      </table:table>
      <table:table table:name="ddr_mcu2_0_wri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83306" calcext:value-type="float">
            <text:p>818330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43249" calcext:value-type="float">
            <text:p>15043249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31449" calcext:value-type="float">
            <text:p>25831449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873233" calcext:value-type="float">
            <text:p>44873233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3966540" calcext:value-type="float">
            <text:p>53966540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943054" calcext:value-type="float">
            <text:p>59943054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3840653" calcext:value-type="float">
            <text:p>63840653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7211829" calcext:value-type="float">
            <text:p>67211829</text:p>
          </table:table-cell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2055589" calcext:value-type="float">
            <text:p>72055589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78201" calcext:value-type="float">
            <text:p>80078201</text:p>
          </table:table-cell>
          <table:table-cell office:value-type="float" office:value="20460" calcext:value-type="float">
            <text:p>2046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8522805" calcext:value-type="float">
            <text:p>118522805</text:p>
          </table:table-cell>
          <table:table-cell office:value-type="float" office:value="27647" calcext:value-type="float">
            <text:p>276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6265051" calcext:value-type="float">
            <text:p>156265051</text:p>
          </table:table-cell>
          <table:table-cell office:value-type="float" office:value="41939" calcext:value-type="float">
            <text:p>4193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5799135" calcext:value-type="float">
            <text:p>185799135</text:p>
          </table:table-cell>
          <table:table-cell office:value-type="float" office:value="70545" calcext:value-type="float">
            <text:p>7054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5207208" calcext:value-type="float">
            <text:p>205207208</text:p>
          </table:table-cell>
          <table:table-cell office:value-type="float" office:value="127746" calcext:value-type="float">
            <text:p>12774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6648829" calcext:value-type="float">
            <text:p>216648829</text:p>
          </table:table-cell>
          <table:table-cell office:value-type="float" office:value="241999" calcext:value-type="float">
            <text:p>24199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2885030" calcext:value-type="float">
            <text:p>222885030</text:p>
          </table:table-cell>
          <table:table-cell office:value-type="float" office:value="470456" calcext:value-type="float">
            <text:p>4704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26156067" calcext:value-type="float">
            <text:p>226156067</text:p>
          </table:table-cell>
          <table:table-cell office:value-type="float" office:value="927303" calcext:value-type="float">
            <text:p>9273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27861150" calcext:value-type="float">
            <text:p>227861150</text:p>
          </table:table-cell>
          <table:table-cell office:value-type="float" office:value="1840728" calcext:value-type="float">
            <text:p>184072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28753557" calcext:value-type="float">
            <text:p>228753557</text:p>
          </table:table-cell>
          <table:table-cell office:value-type="float" office:value="3667094" calcext:value-type="float">
            <text:p>36670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9216542" calcext:value-type="float">
            <text:p>229216542</text:p>
          </table:table-cell>
          <table:table-cell office:value-type="float" office:value="7319374" calcext:value-type="float">
            <text:p>7319374</text:p>
          </table:table-cell>
        </table:table-row>
      </table:table>
      <table:table table:name="ocmc_mcu1_0_rea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57971" calcext:value-type="float">
            <text:p>905797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9115" calcext:value-type="float">
            <text:p>17699115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840947" calcext:value-type="float">
            <text:p>33840947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487895" calcext:value-type="float">
            <text:p>74487895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1694915" calcext:value-type="float">
            <text:p>101694915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300807" calcext:value-type="float">
            <text:p>124300807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3348623" calcext:value-type="float">
            <text:p>143348623</text:p>
          </table:table-cell>
          <table:table-cell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9957344" calcext:value-type="float">
            <text:p>159957344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8973471" calcext:value-type="float">
            <text:p>188973471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1365449" calcext:value-type="float">
            <text:p>251365449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02427318" calcext:value-type="float">
            <text:p>302427318</text:p>
          </table:table-cell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36617186" calcext:value-type="float">
            <text:p>336617186</text:p>
          </table:table-cell>
          <table:table-cell office:value-type="float" office:value="19469" calcext:value-type="float">
            <text:p>194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56697327" calcext:value-type="float">
            <text:p>356697327</text:p>
          </table:table-cell>
          <table:table-cell office:value-type="float" office:value="36746" calcext:value-type="float">
            <text:p>36746</text:p>
          </table:table-cell>
        </table:table-row>
      </table:table>
      <table:table table:name="msmc_mcu1_0_rea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695652" calcext:value-type="float">
            <text:p>8695652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59918" calcext:value-type="float">
            <text:p>16359918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39766" calcext:value-type="float">
            <text:p>29239766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734537" calcext:value-type="float">
            <text:p>54734537</text:p>
          </table:table-cell>
          <table:table-cell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8088969" calcext:value-type="float">
            <text:p>68088969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7549437" calcext:value-type="float">
            <text:p>77549437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4373945" calcext:value-type="float">
            <text:p>84373945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9860715" calcext:value-type="float">
            <text:p>89860715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8390583" calcext:value-type="float">
            <text:p>98390583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2884111" calcext:value-type="float">
            <text:p>112884111</text:p>
          </table:table-cell>
          <table:table-cell office:value-type="float" office:value="14514" calcext:value-type="float">
            <text:p>1451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2068246" calcext:value-type="float">
            <text:p>122068246</text:p>
          </table:table-cell>
          <table:table-cell office:value-type="float" office:value="26844" calcext:value-type="float">
            <text:p>2684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7229664" calcext:value-type="float">
            <text:p>127229664</text:p>
          </table:table-cell>
          <table:table-cell office:value-type="float" office:value="51510" calcext:value-type="float">
            <text:p>5151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9981455" calcext:value-type="float">
            <text:p>129981455</text:p>
          </table:table-cell>
          <table:table-cell office:value-type="float" office:value="100839" calcext:value-type="float">
            <text:p>100839</text:p>
          </table:table-cell>
        </table:table-row>
      </table:table>
      <table:table table:name="ddr_mcu1_0_rea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21516" calcext:value-type="float">
            <text:p>8521516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37216" calcext:value-type="float">
            <text:p>15637216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146250" calcext:value-type="float">
            <text:p>27146250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744091" calcext:value-type="float">
            <text:p>47744091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7736720" calcext:value-type="float">
            <text:p>57736720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391500" calcext:value-type="float">
            <text:p>64391500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8917987" calcext:value-type="float">
            <text:p>68917987</text:p>
          </table:table-cell>
          <table:table-cell office:value-type="float" office:value="7255" calcext:value-type="float">
            <text:p>725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2516316" calcext:value-type="float">
            <text:p>72516316</text:p>
          </table:table-cell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8085978" calcext:value-type="float">
            <text:p>78085978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6807248" calcext:value-type="float">
            <text:p>86807248</text:p>
          </table:table-cell>
          <table:table-cell office:value-type="float" office:value="18874" calcext:value-type="float">
            <text:p>188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2166624" calcext:value-type="float">
            <text:p>92166624</text:p>
          </table:table-cell>
          <table:table-cell office:value-type="float" office:value="35553" calcext:value-type="float">
            <text:p>3555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5107899" calcext:value-type="float">
            <text:p>95107899</text:p>
          </table:table-cell>
          <table:table-cell office:value-type="float" office:value="68907" calcext:value-type="float">
            <text:p>689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6697848" calcext:value-type="float">
            <text:p>96697848</text:p>
          </table:table-cell>
          <table:table-cell office:value-type="float" office:value="135548" calcext:value-type="float">
            <text:p>13554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7572813" calcext:value-type="float">
            <text:p>97572813</text:p>
          </table:table-cell>
          <table:table-cell office:value-type="float" office:value="268665" calcext:value-type="float">
            <text:p>2686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8017910" calcext:value-type="float">
            <text:p>98017910</text:p>
          </table:table-cell>
          <table:table-cell office:value-type="float" office:value="534890" calcext:value-type="float">
            <text:p>53489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8249624" calcext:value-type="float">
            <text:p>98249624</text:p>
          </table:table-cell>
          <table:table-cell office:value-type="float" office:value="1067257" calcext:value-type="float">
            <text:p>106725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8368062" calcext:value-type="float">
            <text:p>98368062</text:p>
          </table:table-cell>
          <table:table-cell office:value-type="float" office:value="2131944" calcext:value-type="float">
            <text:p>213194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8435080" calcext:value-type="float">
            <text:p>98435080</text:p>
          </table:table-cell>
          <table:table-cell office:value-type="float" office:value="4260985" calcext:value-type="float">
            <text:p>426098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98468935" calcext:value-type="float">
            <text:p>98468935</text:p>
          </table:table-cell>
          <table:table-cell office:value-type="float" office:value="8519040" calcext:value-type="float">
            <text:p>851904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8485681" calcext:value-type="float">
            <text:p>98485681</text:p>
          </table:table-cell>
          <table:table-cell office:value-type="float" office:value="17035183" calcext:value-type="float">
            <text:p>17035183</text:p>
          </table:table-cell>
        </table:table-row>
      </table:table>
      <table:table table:name="ocmc_mcu2_0_rea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68980" calcext:value-type="float">
            <text:p>8568980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28925" calcext:value-type="float">
            <text:p>16528925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876109" calcext:value-type="float">
            <text:p>30876109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3775510" calcext:value-type="float">
            <text:p>63775510</text:p>
          </table:table-cell>
          <table:table-cell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3939563" calcext:value-type="float">
            <text:p>83939563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527245" calcext:value-type="float">
            <text:p>9952724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1831804" calcext:value-type="float">
            <text:p>111831804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2224485" calcext:value-type="float">
            <text:p>12222448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9296038" calcext:value-type="float">
            <text:p>139296038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1992441" calcext:value-type="float">
            <text:p>171992441</text:p>
          </table:table-cell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5501461" calcext:value-type="float">
            <text:p>195501461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9695069" calcext:value-type="float">
            <text:p>209695069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7611900" calcext:value-type="float">
            <text:p>217611900</text:p>
          </table:table-cell>
          <table:table-cell office:value-type="float" office:value="60232" calcext:value-type="float">
            <text:p>60232</text:p>
          </table:table-cell>
        </table:table-row>
      </table:table>
      <table:table table:name="msmc_mcu2_0_read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8285004" calcext:value-type="float">
            <text:p>8285004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table:number-columns-repeated="21"/>
          <table:table-cell office:value-type="float" office:value="100" calcext:value-type="float">
            <text:p>100</text:p>
          </table:table-cell>
          <table:table-cell office:value-type="float" office:value="15686274" calcext:value-type="float">
            <text:p>15686274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table:number-columns-repeated="21"/>
          <table:table-cell office:value-type="float" office:value="200" calcext:value-type="float">
            <text:p>200</text:p>
          </table:table-cell>
          <table:table-cell office:value-type="float" office:value="28348688" calcext:value-type="float">
            <text:p>28348688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table:number-columns-repeated="21"/>
          <table:table-cell office:value-type="float" office:value="500" calcext:value-type="float">
            <text:p>500</text:p>
          </table:table-cell>
          <table:table-cell office:value-type="float" office:value="54303556" calcext:value-type="float">
            <text:p>5430355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table:number-columns-repeated="21"/>
          <table:table-cell office:value-type="float" office:value="750" calcext:value-type="float">
            <text:p>750</text:p>
          </table:table-cell>
          <table:table-cell office:value-type="float" office:value="68337129" calcext:value-type="float">
            <text:p>68337129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table:number-columns-repeated="21"/>
          <table:table-cell office:value-type="float" office:value="1000" calcext:value-type="float">
            <text:p>1000</text:p>
          </table:table-cell>
          <table:table-cell office:value-type="float" office:value="78492935" calcext:value-type="float">
            <text:p>78492935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table:number-columns-repeated="21"/>
          <table:table-cell office:value-type="float" office:value="1250" calcext:value-type="float">
            <text:p>1250</text:p>
          </table:table-cell>
          <table:table-cell office:value-type="float" office:value="86014106" calcext:value-type="float">
            <text:p>86014106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table:number-columns-repeated="21"/>
          <table:table-cell office:value-type="float" office:value="1500" calcext:value-type="float">
            <text:p>1500</text:p>
          </table:table-cell>
          <table:table-cell office:value-type="float" office:value="92024539" calcext:value-type="float">
            <text:p>92024539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table:number-columns-repeated="21"/>
          <table:table-cell office:value-type="float" office:value="2048" calcext:value-type="float">
            <text:p>2048</text:p>
          </table:table-cell>
          <table:table-cell office:value-type="float" office:value="101549522" calcext:value-type="float">
            <text:p>101549522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table:number-columns-repeated="21"/>
          <table:table-cell office:value-type="float" office:value="4096" calcext:value-type="float">
            <text:p>4096</text:p>
          </table:table-cell>
          <table:table-cell office:value-type="float" office:value="118219207" calcext:value-type="float">
            <text:p>118219207</text:p>
          </table:table-cell>
          <table:table-cell office:value-type="float" office:value="13859" calcext:value-type="float">
            <text:p>13859</text:p>
          </table:table-cell>
        </table:table-row>
        <table:table-row table:style-name="ro1">
          <table:table-cell table:number-columns-repeated="21"/>
          <table:table-cell office:value-type="float" office:value="8192" calcext:value-type="float">
            <text:p>8192</text:p>
          </table:table-cell>
          <table:table-cell office:value-type="float" office:value="128931733" calcext:value-type="float">
            <text:p>128931733</text:p>
          </table:table-cell>
          <table:table-cell office:value-type="float" office:value="25415" calcext:value-type="float">
            <text:p>25415</text:p>
          </table:table-cell>
        </table:table-row>
        <table:table-row table:style-name="ro1">
          <table:table-cell table:number-columns-repeated="21"/>
          <table:table-cell office:value-type="float" office:value="16384" calcext:value-type="float">
            <text:p>16384</text:p>
          </table:table-cell>
          <table:table-cell office:value-type="float" office:value="135042241" calcext:value-type="float">
            <text:p>135042241</text:p>
          </table:table-cell>
          <table:table-cell office:value-type="float" office:value="48530" calcext:value-type="float">
            <text:p>48530</text:p>
          </table:table-cell>
        </table:table-row>
        <table:table-row table:style-name="ro1">
          <table:table-cell table:number-columns-repeated="21"/>
          <table:table-cell office:value-type="float" office:value="32768" calcext:value-type="float">
            <text:p>32768</text:p>
          </table:table-cell>
          <table:table-cell office:value-type="float" office:value="138334564" calcext:value-type="float">
            <text:p>138334564</text:p>
          </table:table-cell>
          <table:table-cell office:value-type="float" office:value="94750" calcext:value-type="float">
            <text:p>94750</text:p>
          </table:table-cell>
        </table:table-row>
      </table:table>
      <table:table table:name="ddr_mcu2_0_read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230452" calcext:value-type="float">
            <text:p>8230452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267175" calcext:value-type="float">
            <text:p>1526717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764804" calcext:value-type="float">
            <text:p>26764804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367593" calcext:value-type="float">
            <text:p>48367593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148264" calcext:value-type="float">
            <text:p>59148264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600066" calcext:value-type="float">
            <text:p>66600066</text:p>
          </table:table-cell>
          <table:table-cell office:value-type="float" office:value="6006" calcext:value-type="float">
            <text:p>600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1715433" calcext:value-type="float">
            <text:p>71715433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882129" calcext:value-type="float">
            <text:p>75882129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2166499" calcext:value-type="float">
            <text:p>82166499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2439629" calcext:value-type="float">
            <text:p>92439629</text:p>
          </table:table-cell>
          <table:table-cell office:value-type="float" office:value="17724" calcext:value-type="float">
            <text:p>1772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8862573" calcext:value-type="float">
            <text:p>98862573</text:p>
          </table:table-cell>
          <table:table-cell office:value-type="float" office:value="33145" calcext:value-type="float">
            <text:p>331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308881" calcext:value-type="float">
            <text:p>102308881</text:p>
          </table:table-cell>
          <table:table-cell office:value-type="float" office:value="64057" calcext:value-type="float">
            <text:p>6405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4225576" calcext:value-type="float">
            <text:p>104225576</text:p>
          </table:table-cell>
          <table:table-cell office:value-type="float" office:value="125758" calcext:value-type="float">
            <text:p>12575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5390877" calcext:value-type="float">
            <text:p>105390877</text:p>
          </table:table-cell>
          <table:table-cell office:value-type="float" office:value="248735" calcext:value-type="float">
            <text:p>24873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5965361" calcext:value-type="float">
            <text:p>105965361</text:p>
          </table:table-cell>
          <table:table-cell office:value-type="float" office:value="494773" calcext:value-type="float">
            <text:p>4947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6271327" calcext:value-type="float">
            <text:p>106271327</text:p>
          </table:table-cell>
          <table:table-cell office:value-type="float" office:value="986697" calcext:value-type="float">
            <text:p>98669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6431401" calcext:value-type="float">
            <text:p>106431401</text:p>
          </table:table-cell>
          <table:table-cell office:value-type="float" office:value="1970426" calcext:value-type="float">
            <text:p>19704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6523683" calcext:value-type="float">
            <text:p>106523683</text:p>
          </table:table-cell>
          <table:table-cell office:value-type="float" office:value="3937438" calcext:value-type="float">
            <text:p>393743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06573256" calcext:value-type="float">
            <text:p>106573256</text:p>
          </table:table-cell>
          <table:table-cell office:value-type="float" office:value="7871213" calcext:value-type="float">
            <text:p>787121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6603735" calcext:value-type="float">
            <text:p>106603735</text:p>
          </table:table-cell>
          <table:table-cell office:value-type="float" office:value="15737925" calcext:value-type="float">
            <text:p>15737925</text:p>
          </table:table-cell>
        </table:table-row>
      </table:table>
      <table:table table:name="ocmc_mcu1_0_copy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68609" calcext:value-type="float">
            <text:p>8968609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316017" calcext:value-type="float">
            <text:p>1731601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362459" calcext:value-type="float">
            <text:p>32362459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136623" calcext:value-type="float">
            <text:p>67136623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8443396" calcext:value-type="float">
            <text:p>88443396</text:p>
          </table:table-cell>
          <table:table-cell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124835" calcext:value-type="float">
            <text:p>105124835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8147448" calcext:value-type="float">
            <text:p>118147448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9198966" calcext:value-type="float">
            <text:p>129198966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47497299" calcext:value-type="float">
            <text:p>147497299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2365521" calcext:value-type="float">
            <text:p>212365521</text:p>
          </table:table-cell>
          <table:table-cell office:value-type="float" office:value="7715" calcext:value-type="float">
            <text:p>771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2204685" calcext:value-type="float">
            <text:p>272204685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6997194" calcext:value-type="float">
            <text:p>316997194</text:p>
          </table:table-cell>
          <table:table-cell office:value-type="float" office:value="20674" calcext:value-type="float">
            <text:p>2067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45326167" calcext:value-type="float">
            <text:p>345326167</text:p>
          </table:table-cell>
          <table:table-cell office:value-type="float" office:value="37956" calcext:value-type="float">
            <text:p>37956</text:p>
          </table:table-cell>
        </table:table-row>
      </table:table>
      <table:table table:name="msmc_mcu1_0_copy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173273" calcext:value-type="float">
            <text:p>8173273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30577" calcext:value-type="float">
            <text:p>14630577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227740" calcext:value-type="float">
            <text:p>24227740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238767" calcext:value-type="float">
            <text:p>39238767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703839" calcext:value-type="float">
            <text:p>45703839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819404" calcext:value-type="float">
            <text:p>49819404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2438384" calcext:value-type="float">
            <text:p>52438384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4570259" calcext:value-type="float">
            <text:p>54570259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7588752" calcext:value-type="float">
            <text:p>57588752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7704529" calcext:value-type="float">
            <text:p>77704529</text:p>
          </table:table-cell>
          <table:table-cell office:value-type="float" office:value="21085" calcext:value-type="float">
            <text:p>2108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3866911" calcext:value-type="float">
            <text:p>93866911</text:p>
          </table:table-cell>
          <table:table-cell office:value-type="float" office:value="34909" calcext:value-type="float">
            <text:p>349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4616563" calcext:value-type="float">
            <text:p>104616563</text:p>
          </table:table-cell>
          <table:table-cell office:value-type="float" office:value="62644" calcext:value-type="float">
            <text:p>6264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0922862" calcext:value-type="float">
            <text:p>110922862</text:p>
          </table:table-cell>
          <table:table-cell office:value-type="float" office:value="118165" calcext:value-type="float">
            <text:p>118165</text:p>
          </table:table-cell>
        </table:table-row>
      </table:table>
      <table:table table:name="ddr_mcu1_0_copy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63975" calcext:value-type="float">
            <text:p>77639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468013" calcext:value-type="float">
            <text:p>13468013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367521" calcext:value-type="float">
            <text:p>21367521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128514" calcext:value-type="float">
            <text:p>32128514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434296" calcext:value-type="float">
            <text:p>36434296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8990154" calcext:value-type="float">
            <text:p>38990154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571243" calcext:value-type="float">
            <text:p>40571243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820589" calcext:value-type="float">
            <text:p>41820589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3716313" calcext:value-type="float">
            <text:p>43716313</text:p>
          </table:table-cell>
          <table:table-cell office:value-type="float" office:value="18739" calcext:value-type="float">
            <text:p>1873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6261804" calcext:value-type="float">
            <text:p>56261804</text:p>
          </table:table-cell>
          <table:table-cell office:value-type="float" office:value="29121" calcext:value-type="float">
            <text:p>2912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5709473" calcext:value-type="float">
            <text:p>65709473</text:p>
          </table:table-cell>
          <table:table-cell office:value-type="float" office:value="49868" calcext:value-type="float">
            <text:p>498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1723594" calcext:value-type="float">
            <text:p>71723594</text:p>
          </table:table-cell>
          <table:table-cell office:value-type="float" office:value="91373" calcext:value-type="float">
            <text:p>913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4992133" calcext:value-type="float">
            <text:p>74992133</text:p>
          </table:table-cell>
          <table:table-cell office:value-type="float" office:value="174781" calcext:value-type="float">
            <text:p>17478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134752" calcext:value-type="float">
            <text:p>77134752</text:p>
          </table:table-cell>
          <table:table-cell office:value-type="float" office:value="339852" calcext:value-type="float">
            <text:p>33985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8160597" calcext:value-type="float">
            <text:p>78160597</text:p>
          </table:table-cell>
          <table:table-cell office:value-type="float" office:value="670783" calcext:value-type="float">
            <text:p>67078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8633429" calcext:value-type="float">
            <text:p>78633429</text:p>
          </table:table-cell>
          <table:table-cell office:value-type="float" office:value="1333499" calcext:value-type="float">
            <text:p>133349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8903571" calcext:value-type="float">
            <text:p>78903571</text:p>
          </table:table-cell>
          <table:table-cell office:value-type="float" office:value="2657867" calcext:value-type="float">
            <text:p>26578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79041842" calcext:value-type="float">
            <text:p>79041842</text:p>
          </table:table-cell>
          <table:table-cell office:value-type="float" office:value="5306435" calcext:value-type="float">
            <text:p>530643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9124270" calcext:value-type="float">
            <text:p>79124270</text:p>
          </table:table-cell>
          <table:table-cell office:value-type="float" office:value="10601814" calcext:value-type="float">
            <text:p>1060181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9179630" calcext:value-type="float">
            <text:p>79179630</text:p>
          </table:table-cell>
          <table:table-cell office:value-type="float" office:value="21188803" calcext:value-type="float">
            <text:p>21188803</text:p>
          </table:table-cell>
        </table:table-row>
      </table:table>
      <table:table table:name="ocmc_mcu2_0_copy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16008" calcext:value-type="float">
            <text:p>8316008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61707" calcext:value-type="float">
            <text:p>15661707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962250" calcext:value-type="float">
            <text:p>2796225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452137" calcext:value-type="float">
            <text:p>52452137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5445026" calcext:value-type="float">
            <text:p>65445026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557315" calcext:value-type="float">
            <text:p>74557315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1129320" calcext:value-type="float">
            <text:p>8112932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6492720" calcext:value-type="float">
            <text:p>8649272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4946685" calcext:value-type="float">
            <text:p>94946685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9794818" calcext:value-type="float">
            <text:p>129794818</text:p>
          </table:table-cell>
          <table:table-cell office:value-type="float" office:value="12623" calcext:value-type="float">
            <text:p>1262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8721240" calcext:value-type="float">
            <text:p>158721240</text:p>
          </table:table-cell>
          <table:table-cell office:value-type="float" office:value="20645" calcext:value-type="float">
            <text:p>2064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8625746" calcext:value-type="float">
            <text:p>178625746</text:p>
          </table:table-cell>
          <table:table-cell office:value-type="float" office:value="36689" calcext:value-type="float">
            <text:p>3668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90644635" calcext:value-type="float">
            <text:p>190644635</text:p>
          </table:table-cell>
          <table:table-cell office:value-type="float" office:value="68752" calcext:value-type="float">
            <text:p>68752</text:p>
          </table:table-cell>
        </table:table-row>
      </table:table>
      <table:table table:name="msmc_mcu2_0_copy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80220" calcext:value-type="float">
            <text:p>7880220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01036" calcext:value-type="float">
            <text:p>14301036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227740" calcext:value-type="float">
            <text:p>24227740</text:p>
          </table:table-cell>
          <table:table-cell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783034" calcext:value-type="float">
            <text:p>40783034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324742" calcext:value-type="float">
            <text:p>48324742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198563" calcext:value-type="float">
            <text:p>53198563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6446150" calcext:value-type="float">
            <text:p>56446150</text:p>
          </table:table-cell>
          <table:table-cell office:value-type="float" office:value="8858" calcext:value-type="float">
            <text:p>88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9066745" calcext:value-type="float">
            <text:p>59066745</text:p>
          </table:table-cell>
          <table:table-cell office:value-type="float" office:value="10158" calcext:value-type="float">
            <text:p>101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981471" calcext:value-type="float">
            <text:p>62981471</text:p>
          </table:table-cell>
          <table:table-cell office:value-type="float" office:value="13007" calcext:value-type="float">
            <text:p>1300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5191347" calcext:value-type="float">
            <text:p>85191347</text:p>
          </table:table-cell>
          <table:table-cell office:value-type="float" office:value="19232" calcext:value-type="float">
            <text:p>1923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3326711" calcext:value-type="float">
            <text:p>103326711</text:p>
          </table:table-cell>
          <table:table-cell office:value-type="float" office:value="31713" calcext:value-type="float">
            <text:p>3171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5644962" calcext:value-type="float">
            <text:p>115644962</text:p>
          </table:table-cell>
          <table:table-cell office:value-type="float" office:value="56670" calcext:value-type="float">
            <text:p>566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2981075" calcext:value-type="float">
            <text:p>122981075</text:p>
          </table:table-cell>
          <table:table-cell office:value-type="float" office:value="106579" calcext:value-type="float">
            <text:p>106579</text:p>
          </table:table-cell>
        </table:table-row>
      </table:table>
      <table:table table:name="ddr_mcu2_0_cop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5:42:54.457255432</meta:creation-date>
    <dc:date>2025-04-28T17:52:30.233669657</dc:date>
    <meta:editing-duration>PT5M43S</meta:editing-duration>
    <meta:editing-cycles>1</meta:editing-cycles>
    <meta:document-statistic meta:table-count="18" meta:cell-count="768" meta:object-count="0"/>
    <meta:generator>LibreOffice/7.3.7.2$Linux_X86_64 LibreOffice_project/30$Build-2</meta:generator>
  </office:meta>
</office:document-meta>
</file>